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6000002DABFE61B16877B2216.png" manifest:media-type="image/png"/>
  <manifest:file-entry manifest:full-path="Pictures/1000020100000272000002425812B35F0C53DDD0.png" manifest:media-type="image/png"/>
  <manifest:file-entry manifest:full-path="Pictures/10000201000005D200000210D742D0C0C31AFF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952cm" fo:min-width="0.20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7cm" svg:height="5.208cm" svg:x="0.5cm" svg:y="0.158cm">
          <draw:image xlink:href="Pictures/10000201000005D200000210D742D0C0C31AFF46.png" xlink:type="simple" xlink:show="embed" xlink:actuate="onLoad" draw:mime-type="image/png">
            <text:p/>
          </draw:image>
        </draw:frame>
        <draw:frame draw:style-name="gr1" draw:text-style-name="P1" draw:layer="layout" svg:width="6.878cm" svg:height="6.35cm" svg:x="7.922cm" svg:y="5.36cm">
          <draw:image xlink:href="Pictures/1000020100000272000002425812B35F0C53DDD0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.7cm" svg:x="10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7.657cm" svg:height="4.292cm" svg:x="0.043cm" svg:y="5.95cm">
          <draw:image xlink:href="Pictures/1000020100000516000002DABFE61B16877B221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7:54:42.349976787</dc:date>
    <meta:editing-duration>PT8M8S</meta:editing-duration>
    <meta:editing-cycles>3</meta:editing-cycles>
    <meta:generator>LibreOffice/7.1.4.2$MacOSX_X86_64 LibreOffice_project/a529a4fab45b75fefc5b6226684193eb000654f6</meta:generator>
    <meta:document-statistic meta:object-count="4"/>
  </office:meta>
</office:document-meta>
</file>